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1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M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1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0.9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04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05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90</text:p>
          </table:table-cell>
          <table:table-cell office:value-type="string" table:style-name="ce1">
            <text:p>0.8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87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9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.9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wilcar ortiz</meta:initial-creator>
    <dc:creator>wilcar ortiz</dc:creator>
    <meta:creation-date>2024-03-16T23:31:35Z</meta:creation-date>
    <dc:date>2024-03-18T18:19:41Z</dc:date>
  </office:meta>
</office:document-meta>
</file>